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lMateen" fo:font-size="18pt" style:font-size-asian="18pt" style:font-size-complex="1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5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0" style:family="paragraph" style:parent-style-name="Standard" style:list-style-name="L7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3">
      <style:paragraph-properties fo:text-align="justify" style:justify-single-word="false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6" style:family="paragraph" style:parent-style-name="Standard" style:list-style-name="L8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7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38" style:family="paragraph" style:parent-style-name="Standard" style:list-style-name="L6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39" style:family="paragraph" style:parent-style-name="Standard" style:list-style-name="L6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0" style:family="paragraph" style:parent-style-name="Standard" style:list-style-name="L7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2pt" style:font-size-asian="12pt" style:font-size-complex="12pt"/>
    </style:style>
    <style:style style:name="T4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Nimbus Sans L" fo:font-size="12pt" style:font-size-asian="10.5pt" style:font-size-complex="12pt"/>
    </style:style>
    <style:style style:name="T9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Nimbus Sans L" fo:font-style="italic" style:font-style-asian="italic" style:font-style-complex="italic"/>
    </style:style>
    <style:style style:name="T13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Nimbus Sans L" fo:font-style="italic" fo:font-weight="normal" style:font-size-asian="10.5pt" style:font-style-asian="italic" style:font-weight-asian="normal" style:font-style-complex="italic" style:font-weight-complex="normal"/>
    </style:style>
    <style:style style:name="T15" style:family="text">
      <style:text-properties style:font-name="Nimbus Sans L" fo:font-weight="normal" style:font-size-asian="10.5pt" style:font-weight-asian="normal" style:font-weight-complex="normal"/>
    </style:style>
    <style:style style:name="T16" style:family="text">
      <style:text-properties style:font-name="Nimbus Sans L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Courier 10 Pitch" fo:font-size="10pt" style:font-size-asian="10pt" style:font-size-complex="10pt"/>
    </style:style>
    <style:style style:name="T19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lMateen" fo:font-weight="bold" style:font-weight-asian="bold" style:font-weight-complex="bold"/>
    </style:style>
    <style:style style:name="T2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Tutorial para usuários Openbus C++</text:p>
      <text:p text:style-name="P1"><text:tab/></text:p>
      <text:p text:style-name="P2"><text:tab/><text:span text:style-name="T3">Este documento é destinado aos usuários desenvolvedores de aplicações C++ que <text:s/>desejam utilizar o </text:span><text:span text:style-name="T4">Openbus</text:span><text:span text:style-name="T3">. O processo de </text:span><text:span text:style-name="T4">deployment</text:span><text:span text:style-name="T3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7">Linguagem de programação C++.</text:p>
            </text:list-item>
            <text:list-item>
              <text:p text:style-name="P28">CORBA</text:p>
            </text:list-item>
            <text:list-item>
              <text:p text:style-name="P27">Conceitos básicos do <text:span text:style-name="T1">Openbus</text:span>.</text:p>
            </text:list-item>
          </text:list>
        </text:list-item>
      </text:list>
      <text:p text:style-name="P13"/>
      <text:list text:style-name="L2">
        <text:list-header>
          <text:p text:style-name="P32">1. Preparando o ambiente</text:p>
          <text:p text:style-name="P32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4"><text:span text:style-name="T3">Adicionar o plugin(</text:span><text:span text:style-name="Source_20_Text"><text:span text:style-name="T7">portable_interceptor</text:span></text:span><text:span text:style-name="Source_20_Text"><text:span text:style-name="T3">)</text:span></text:span><text:span text:style-name="T3"> responsável pela interceptação na lista </text:span><text:span text:style-name="T7">orb_plugins</text:span><text:span text:style-name="T3">.</text:span></text:p>
              <text:p text:style-name="P29">Ex.:</text:p>
              <text:p text:style-name="P35">orb_plugins = ["local_log_stream", "iiop_profile", "giop", "iiop", </text:p>
              <text:p text:style-name="P29"><text:span text:style-name="T18">"portable_interceptor"];</text:span> </text:p>
              <text:p text:style-name="P29"/>
            </text:list-item>
            <text:list-item>
              <text:p text:style-name="P29">O nome do interceptador cliente(<text:span text:style-name="T17">AccessControl</text:span>) <text:s/>deve constar na lista <text:span text:style-name="T17">client_binding_list</text:span>.</text:p>
              <text:p text:style-name="P29">Ex.: </text:p>
              <text:p text:style-name="P35">binding:client_binding_list = ["AccessControl+OTS+POA_Coloc", </text:p>
              <text:p text:style-name="P35">"AccessControl+POA_Coloc", "OTS+POA_Coloc", "POA_Coloc", "AccessControl </text:p>
              <text:p text:style-name="P35">+OTS+GIOP+IIOP", "AccessControl+GIOP+IIOP", "OTS+GIOP+IIOP", "GIOP </text:p>
              <text:p text:style-name="P35">+IIOP"];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list text:style-name="L3">
        <text:list-item text:start-value="1">
          <text:list>
            <text:list-item text:start-value="1">
              <text:p text:style-name="P29">O nome do interceptador servidor(<text:span text:style-name="T17">AccessControl</text:span>) deve constar na lista <text:soft-page-break/><text:span text:style-name="T17">server_binding_list</text:span>.</text:p>
              <text:p text:style-name="P29">Ex.: </text:p>
              <text:p text:style-name="P35">binding:server_binding_list = ["OTS+AccessControl", </text:p>
              <text:p text:style-name="P35">"AccessControl", "OTS", ""];</text:p>
            </text:list-item>
          </text:list>
        </text:list-item>
      </text:list>
      <text:p text:style-name="P3"/>
      <text:list text:style-name="L4">
        <text:list-header>
          <text:p text:style-name="P33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37">Entrar no diretório <text:span text:style-name="T18">$OPENBUS_HOME/demo/hello/orbix63.</text:span></text:p>
        </text:list-item>
        <text:list-item>
          <text:p text:style-name="P37">Editar o arquivo <text:span text:style-name="T18">$OPENBUS_HOME/demo/hello/orbix63/democonfig</text:span> e configurar a localização do barramento.</text:p>
        </text:list-item>
        <text:list-item>
          <text:p text:style-name="P37">Executar o processo servidor: <text:span text:style-name="T18">./runserver</text:span></text:p>
          <text:p text:style-name="P37">A mensagem “<text:span text:style-name="T18">Serviço HELLO registrado no OpenBus...</text:span>” deve ser retornada.</text:p>
        </text:list-item>
        <text:list-item>
          <text:p text:style-name="P37">Executar o processo cliente: <text:span text:style-name="T18">./runclient</text:span></text:p>
          <text:p text:style-name="P37"><text:span text:style-name="T2">Após a execução do cliente, no terminal do processo servidor a seguinte mensagem deve ser retornada:</text:span><text:span text:style-name="T18"> “Servant diz: HELLO!”</text:span></text:p>
        </text:list-item>
      </text:list>
      <text:p text:style-name="P3"/>
      <text:p text:style-name="P3"><text:tab/><text:span text:style-name="T20">2. Desenvolvimento</text:span></text:p>
      <text:p text:style-name="P10"/>
      <text:p text:style-name="P9"><text:tab/>2.1. API</text:p>
      <text:p text:style-name="P3"/>
      <text:p text:style-name="P3"><text:tab/>A <text:span text:style-name="T21">API</text:span> é composta pelos módulos <text:span text:style-name="T1">openbus.h</text:span> e <text:span text:style-name="T1">RegistryService.h</text:span>.</text:p>
      <text:p text:style-name="P3"><text:tab/><text:tab/></text:p>
      <text:p text:style-name="P15"><text:tab/>Openbus::Openbus(</text:p>
      <text:p text:style-name="P15"><text:tab/> <text:s/>int argc,</text:p>
      <text:p text:style-name="P15"><text:tab/> <text:s/>char** argv)</text:p>
      <text:p text:style-name="P3"><text:tab/></text:p>
      <text:p text:style-name="P3"><text:tab/>Cria uma referência para um determinado barramento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8"><text:tab/>A instanciação da classe Openbus deve ocorrer antes da chamada orb_init().</text:p>
      <text:p text:style-name="P3"/>
      <text:p text:style-name="P15"><text:tab/>Openbus::Openbus(</text:p>
      <text:p text:style-name="P15"><text:tab/> <text:s/>int argc,</text:p>
      <text:p text:style-name="P15"><text:tab/> <text:s/>char** argv,</text:p>
      <text:p text:style-name="P15"><text:tab/> <text:s/>char* host,</text:p>
      <text:p text:style-name="P15"><text:tab/> <text:s/>unsigned short port)</text:p>
      <text:p text:style-name="P3"><text:tab/></text:p>
      <text:p text:style-name="P3"><text:tab/>Cria uma referência para um determinado barramento.</text:p>
      <text:p text:style-name="P3"><text:tab/>A localização do barramento é fornecida através dos parâmetros <text:span text:style-name="T1">host</text:span> e <text:span text:style-name="T1">port</text:span>.</text:p>
      <text:p text:style-name="P8"><text:tab/>A instanciação da classe Openbus deve ocorrer antes da chamada orb_init().</text:p>
      <text:p text:style-name="P3"><text:soft-page-break/></text:p>
      <text:p text:style-name="P15"><text:tab/>void Openbus::init()</text:p>
      <text:p text:style-name="P3"/>
      <text:p text:style-name="P17">Inicializa uma referência a um barramento.</text:p>
      <text:p text:style-name="P17">Um <text:span text:style-name="T1">ORB</text:span> e <text:span text:style-name="T1">POA</text:span> são criados implicitamente.</text:p>
      <text:p text:style-name="P24"><text:tab/>Os parâmetros <text:span text:style-name="T1">argc</text:span> e <text:span text:style-name="T1">argv</text:span> são repassados para a função <text:span text:style-name="T1">CORBA::ORB_init() e o</text:span>s <text:tab/>argumentos <text:span text:style-name="T1">Openbus</text:span> de linha de comando (<text:span text:style-name="T1">argc</text:span> e <text:span text:style-name="T1">argv</text:span>) são tratados.</text:p>
      <text:p text:style-name="P19"/>
      <text:p text:style-name="P3"><text:tab/><text:span text:style-name="T19">scs::core::ComponentBuilder* Openbus::getComponentBuilder()</text:span></text:p>
      <text:p text:style-name="P3"/>
      <text:p text:style-name="P3"><text:tab/>Retorna a fábrica de componentes.</text:p>
      <text:p text:style-name="P3"/>
      <text:p text:style-name="P3"><text:tab/><text:span text:style-name="T19">CORBA::ORB* Openbus::getORB()</text:span></text:p>
      <text:p text:style-name="P15"><text:tab/></text:p>
      <text:p text:style-name="P3"><text:span text:style-name="T19"><text:tab/></text:span><text:span text:style-name="T15">Retorna o </text:span><text:span text:style-name="T14">ORB</text:span><text:span text:style-name="T15"> utilizado.</text:span></text:p>
      <text:p text:style-name="P3"/>
      <text:p text:style-name="P3"><text:tab/><text:span text:style-name="T19">Credential_var Openbus::getCredentialIntercepted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3"><text:tab/><text:span text:style-name="T19">services::AccessControlService* Openbus::getAccessControlService()</text:span></text:p>
      <text:p text:style-name="P3"/>
      <text:p text:style-name="P3"><text:tab/>Retorna o serviço de acesso.</text:p>
      <text:p text:style-name="P3"/>
      <text:p text:style-name="P3"><text:tab/><text:span text:style-name="T19">Credential* Openbus::getCredential()</text:span></text:p>
      <text:p text:style-name="P14"/>
      <text:p text:style-name="P3"><text:tab/>Retorna a credencial de identificação do usuário frente ao barramento.</text:p>
      <text:p text:style-name="P3"/>
      <text:p text:style-name="P3"><text:tab/><text:span text:style-name="T19">Lease Openbus::getLease()</text:span></text:p>
      <text:p text:style-name="P3"/>
      <text:p text:style-name="P3"><text:tab/>Retorna o intervalo de tempo que determina quando a credencial expira.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4"><text:span text:style-name="T7"><text:tab/></text:span><text:span text:style-name="T17">services::RegistryService* Openbus::connect(</text:span></text:p>
      <text:p text:style-name="P15"><text:s text:c="8"/>const char* user,</text:p>
      <text:p text:style-name="P15"><text:s text:c="8"/>const char* password)</text:p>
      <text:p text:style-name="P15"><text:s text:c="8"/>throw (COMMUNICATION_FAILURE, LOGIN_FAILURE)</text:p>
      <text:p text:style-name="P3"/>
      <text:p text:style-name="P17">Realiza uma tentativa de conexão com o barramento. Se a tentativa for bem sucedida, uma instância que representa o serviço de registro é retornada, caso contrário duas exceções podem ser lançadas:</text:p>
      <text:p text:style-name="P17"><text:tab/><text:span text:style-name="T17">LOGIN_FAILURE</text:span>: O par nome de usuário e senha não foram validados.</text:p>
      <text:p text:style-name="P17"><text:tab/><text:span text:style-name="T17">CORBA::SystemException</text:span>: Alguma falha de comunicação com o <text:tab/>barramento ocorreu. Possíveis causas:</text:p>
      <text:p text:style-name="P17"><text:tab/></text:p>
      <text:list text:style-name="L6">
        <text:list-item>
          <text:p text:style-name="P38">Os valores que definem a localização do barramento(<text:span text:style-name="T1">host</text:span> e porta) estão incorretos.</text:p>
        </text:list-item>
        <text:list-item>
          <text:p text:style-name="P38">O mecanismo de interceptação não está sendo ativado. (rever o ítem 1)</text:p>
        </text:list-item>
      </text:list>
      <text:p text:style-name="P24"/>
      <text:p text:style-name="P15"><text:tab/>services::RegistryService* Openbus::connect(</text:p>
      <text:p text:style-name="P15"><text:s text:c="8"/>const char* entity,</text:p>
      <text:p text:style-name="P15"><text:s text:c="8"/>const char* privateKeyFilename,</text:p>
      <text:p text:style-name="P15"><text:s text:c="8"/>const char* ACSCertificateFilename)</text:p>
      <text:p text:style-name="P15"><text:s text:c="8"/>throw (COMMUNICATION_FAILURE, LOGIN_FAILURE, SECURITY_EXCEPTION)</text:p>
      <text:p text:style-name="P15"/>
      <text:p text:style-name="P17">Realiza uma tentativa de conexão com o barramento utilizando o mecanismo de certificação para o processo de autenticação. Se a tentativa for bem sucedida, uma instância que representa o serviço de registro é retornada, caso contrário duas exceções podem ser lançadas:</text:p>
      <text:p text:style-name="P17"><text:tab/><text:span text:style-name="T17">LOGIN_FAILURE</text:span>: O par nome de usuário e senha não foram validados.</text:p>
      <text:p text:style-name="P17"><text:span text:style-name="T17"><text:tab/>CORBA::SystemException</text:span>: Alguma falha de comunicação com o <text:tab/>barramento ocorreu. Possíveis causas:</text:p>
      <text:p text:style-name="P17"><text:tab/></text:p>
      <text:list text:style-name="L6">
        <text:list-item text:start-value="1">
          <text:p text:style-name="P38">Os valores que definem a localização do barramento(<text:span text:style-name="T1">host</text:span> e porta) estão incorretos.</text:p>
        </text:list-item>
        <text:list-item>
          <text:p text:style-name="P38">O mecanismo de interceptação não está sendo ativado. (rever o ítem 1)</text:p>
        </text:list-item>
      </text:list>
      <text:p text:style-name="P24"/>
      <text:p text:style-name="P24"><text:tab/><text:tab/><text:span text:style-name="T17">SECURITY_EXCEPTION:</text:span> Falha na manipulação da chave privada da entidade <text:s text:c="5"/><text:tab/><text:tab/>, do certificado do ACS ou do certificado relativo a entidade.</text:p>
      <text:list text:style-name="L6">
        <text:list-header>
          <text:p text:style-name="P39"/>
        </text:list-header>
      </text:list>
      <text:p text:style-name="P15"><text:tab/>bool Openbus::disconnect()</text:p>
      <text:p text:style-name="P15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5"><text:tab/>void Openbus::run()</text:p>
      <text:p text:style-name="P15"/>
      <text:p text:style-name="P16"><text:tab/><text:span text:style-name="T5">Loop</text:span><text:span text:style-name="T8"> que processa requisições remotas. Execução do </text:span><text:span text:style-name="T5">orb-&gt;run()</text:span><text:span text:style-name="T8">.</text:span></text:p>
      <text:p text:style-name="P6"/>
      <text:p text:style-name="P6"><text:soft-page-break/></text:p>
      <text:p text:style-name="P6"><text:tab/><text:span text:style-name="T19">static void Openbus::terminationHandlerCallback(long signalType)</text:span></text:p>
      <text:p text:style-name="P15"/>
      <text:p text:style-name="P6"><text:span text:style-name="T19"><text:tab/></text:span><text:span text:style-name="T2">“</text:span><text:span text:style-name="T12">Termination Handler</text:span><text:span text:style-name="T2">” disponível para a classe </text:span><text:span text:style-name="T12">IT_TerminationHandler</text:span><text:span text:style-name="T2">().</text:span></text:p>
      <text:p text:style-name="P6"><text:tab/>Este método desfaz a conexão para cada instância de barramento.</text:p>
      <text:p text:style-name="P6"><text:span text:style-name="T2"><text:tab/>Vide </text:span><text:span text:style-name="T16">server.cpp</text:span><text:span text:style-name="T2"> do demo </text:span><text:span text:style-name="T12">Hello</text:span><text:span text:style-name="T2">.</text:span></text:p>
      <text:p text:style-name="P6"/>
      <text:p text:style-name="P15"><text:tab/>void services::RegistryService::Register(</text:p>
      <text:p text:style-name="P15"><text:tab/> <text:s/>ServiceOffer serviceOffer, </text:p>
      <text:p text:style-name="P15"><text:s text:c="8"/>char* registryId)</text:p>
      <text:p text:style-name="P15"/>
      <text:p text:style-name="P11"><text:span text:style-name="T2"><text:tab/>Registra um serviço no barramento. O serviço é descrito através de uma oferta de <text:tab/>serviço. Caso o serviço seja registrado com sucesso, a identificação <text:s/>do mesmo é <text:tab/>armazenada no parâmetro de saída </text:span><text:span text:style-name="T12">registryId.</text:span></text:p>
      <text:p text:style-name="P5"/>
      <text:p text:style-name="P20"><text:s text:c="6"/><text:tab/>void services::RegistryService::unregister(char* registryId)</text:p>
      <text:p text:style-name="P20"/>
      <text:p text:style-name="P26"><text:span text:style-name="T3"><text:tab/></text:span><text:span text:style-name="T11">Remove uma oferta de serviço do barramento. Se a remoção ocorrer com sucesso, <text:tab/>o valor </text:span><text:span text:style-name="T6">true</text:span><text:span text:style-name="T11"> é retornado, caso contrário </text:span><text:span text:style-name="T6">false</text:span><text:span text:style-name="T10"> é retornado</text:span><text:span text:style-name="T11">.</text:span></text:p>
      <text:p text:style-name="P22"><text:tab/></text:p>
      <text:p text:style-name="P20"><text:tab/><text:tab/>ServiceOfferList* services::RegistryService::find(</text:p>
      <text:p text:style-name="P22"><text:s text:c="8"/>PropertyList criteria);</text:p>
      <text:p text:style-name="P25"/>
      <text:p text:style-name="P23"><text:tab/><text:span text:style-name="T3">Busca um ou mais serviços no barramento que atendam aos critérios descritos no <text:tab/>parâmetro </text:span><text:span text:style-name="T4">criteria,</text:span><text:span text:style-name="T9"> que é uma lista de propriedades descrita através de </text:span><text:span text:style-name="T4">strings</text:span><text:span text:style-name="T9"> no <text:tab/>formato <text:s/>chave = valores.</text:span></text:p>
      <text:p text:style-name="P20"/>
      <text:p text:style-name="P5"/>
      <text:p text:style-name="P9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uma instância que represente o barramento.</text:p>
      <text:p text:style-name="P3"/>
      <text:p text:style-name="P3"><text:tab/><text:tab/><text:span text:style-name="T18">openbus::Openbus* bus = new openbus::Openbus(argc, argv);</text:span></text:p>
      <text:list text:style-name="L7">
        <text:list-header>
          <text:p text:style-name="P30"/>
          <text:list>
            <text:list-item>
              <text:list>
                <text:list-header>
                  <text:p text:style-name="P40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3"><text:tab/><text:tab/><text:span text:style-name="T18">bus-&gt;init();</text:span></text:p>
      <text:p text:style-name="P3"/>
      <text:p text:style-name="P21"><text:s/><text:tab/><text:tab/>3. Efetuar uma autenticação no barramento através do usuário <text:span text:style-name="T1">USER</text:span> e senha <text:tab/><text:tab/><text:tab/><text:tab/> <text:s text:c="3"/><text:span text:style-name="T1">PASSWORD</text:span>.</text:p>
      <text:p text:style-name="P3"/>
      <text:p text:style-name="P14"><text:tab/><text:tab/>services::RegistryService* registryService =</text:p>
      <text:p text:style-name="P14"><text:tab/><text:tab/><text:tab/>bus-&gt;connect(USER, PASSWORD);</text:p>
      <text:p text:style-name="P3"/>
      <text:p text:style-name="P3"/>
      <text:p text:style-name="P3"/>
      <text:p text:style-name="P9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.</text:p>
      <text:p text:style-name="P3"/>
      <text:p text:style-name="P18">typedef sequence&lt;string&gt; PropertyValue;</text:p>
      <text:p text:style-name="P18">struct Property {</text:p>
      <text:p text:style-name="P18"><text:s text:c="4"/>string name;</text:p>
      <text:p text:style-name="P18"><text:s text:c="4"/>PropertyValue value;</text:p>
      <text:p text:style-name="P18">};</text:p>
      <text:p text:style-name="P17"/>
      <text:p text:style-name="P18">typedef sequence&lt;Property&gt; PropertyList;</text:p>
      <text:p text:style-name="P18"/>
      <text:p text:style-name="P18">struct <text:span text:style-name="T17">ServiceOffer</text:span> {</text:p>
      <text:p text:style-name="P18"><text:s text:c="4"/>PropertyList properties;</text:p>
      <text:p text:style-name="P18"><text:s text:c="4"/>scs::core::IComponent member;</text:p>
      <text:p text:style-name="P18">};</text:p>
      <text:p text:style-name="P17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</text:p>
      <text:p text:style-name="P3"><text:soft-page-break/>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one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Hello:1.0";</text:p>
      <text:p text:style-name="P14"><text:s text:c="2"/>helloDesc.instantiator = HelloImpl::instantiate;</text:p>
      <text:p text:style-name="P14"><text:s text:c="2"/>extFacets.push_back(helloDesc);</text:p>
      <text:p text:style-name="P14"><text:s text:c="2"/>scs::core::ComponentContext* componentContext = </text:p>
      <text:p text:style-name="P14"><text:s text:c="4"/>componentBuilder-&gt;newFullComponent(extFacets, componentId);</text:p>
      <text:p text:style-name="P14"/>
      <text:p text:style-name="P3"/>
      <text:p text:style-name="P3"/>
      <text:p text:style-name="P3"><text:tab/>Para que o consumidor do serviço possa identificar o serviço desejado no barramento, é necessário que o publicador identifique este serviço de alguma forma. O publicador pode por exemplo criar uma propriedade que armazene o nome da faceta que está sendo ofertada.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a classe de auxílio <text:span text:style-name="T1">PropertyListHelper</text:span><text:span text:style-name="T21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4"><text:s text:c="2"/>openbusidl::rs::PropertyList_var p = new openbusidl::rs::PropertyList(1);</text:p>
      <text:p text:style-name="P14"><text:s text:c="2"/>p-&gt;length(1);</text:p>
      <text:p text:style-name="P14"><text:s text:c="2"/>openbusidl::rs::Property_var property = new openbusidl::rs::Property;</text:p>
      <text:p text:style-name="P14"><text:s text:c="2"/>property-&gt;name = "facet";</text:p>
      <text:p text:style-name="P14"><text:s text:c="2"/>openbusidl::rs::PropertyValue_var propertyValue = </text:p>
      <text:p text:style-name="P14"><text:s text:c="4"/>new openbusidl::rs::PropertyValue(1);</text:p>
      <text:p text:style-name="P14"><text:s text:c="2"/>propertyValue-&gt;length(1);</text:p>
      <text:p text:style-name="P14"><text:s text:c="2"/>propertyValue[0] = "IHello";</text:p>
      <text:p text:style-name="P14"><text:s text:c="2"/>property-&gt;value = propertyValue;</text:p>
      <text:p text:style-name="P14"><text:s text:c="2"/>p[0] = property;</text:p>
      <text:p text:style-name="P14"/>
      <text:p text:style-name="P14"/>
      <text:p text:style-name="P14"/>
      <text:p text:style-name="P14"><text:soft-page-break/></text:p>
      <text:p text:style-name="P3"><text:tab/>Agora, se a classe de auxílio for utilizada, reduzimos este código para:</text:p>
      <text:p text:style-name="P14"/>
      <text:p text:style-name="P14"><text:s text:c="2"/>openbus::services::PropertyListHelper* PropertyListHelper =</text:p>
      <text:p text:style-name="P14"><text:s text:c="4"/>new openbus::services::PropertyListHelper();</text:p>
      <text:p text:style-name="P14"><text:s text:c="2"/>PropertyListHelper-&gt;add("facet", "Ihello");</text:p>
      <text:p text:style-name="P14"/>
      <text:p text:style-name="P3"><text:tab/>Após a definição das propriedades, deve-se criar uma oferta de serviço que armazene as propriedades e o serviço em si:</text:p>
      <text:p text:style-name="P14"><text:tab/></text:p>
      <text:p text:style-name="P14"><text:s text:c="2"/>openbusidl::rs::ServiceOffer serviceOffer;</text:p>
      <text:p text:style-name="P14"><text:s text:c="2"/>serviceOffer.properties = PropertyListHelper-&gt;getPropertyList();</text:p>
      <text:p text:style-name="P14"><text:s text:c="2"/>serviceOffer.member = Icomponent-&gt;_this();</text:p>
      <text:p text:style-name="P14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8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8">bus-&gt;run();</text:span></text:p>
      <text:p text:style-name="P3"/>
      <text:p text:style-name="P10"><text:tab/></text:p>
      <text:p text:style-name="P9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.</text:p>
      <text:p text:style-name="P3"><text:tab/>Após a conexão bem sucedida com o barramento, o próximo passo é obter o serviço desejado. Isso pode ser feito através de uma chamada ao método <text:span text:style-name="T13">services::RegistryService::find(),</text:span> que retorna uma lista de ofertas de serviço que atendam a uma determina lista de critérios, que nada mais é do que uma lista de propriedades.</text:p>
      <text:p text:style-name="P3"><text:tab/>Neste exemplo o serviço <text:span text:style-name="T1">Hello</text:span> foi identificado através da propriedade:</text:p>
      <text:p text:style-name="P3"><text:tab/></text:p>
      <text:p text:style-name="P3"><text:tab/><text:span text:style-name="T1">facet = IHell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Busca do serviço:</text:p>
      <text:p text:style-name="P3"/>
      <text:p text:style-name="P14"><text:s text:c="2"/>openbus::services::PropertyListHelper* propertiesHelper =</text:p>
      <text:p text:style-name="P14"><text:s text:c="4"/>new openbus::services::PropertyListHelper();</text:p>
      <text:p text:style-name="P14"><text:s text:c="2"/>propertiesHelper-&gt;add("facet", "Ihello");</text:p>
      <text:p text:style-name="P14"/>
      <text:p text:style-name="P14"><text:s text:c="2"/>openbus::services::ServiceOfferList_var serviceOfferList =</text:p>
      <text:p text:style-name="P14"><text:s text:c="4"/>registryService-&gt;find(propertiesHelper-&gt;getPropertyList());</text:p>
      <text:p text:style-name="P14"/>
      <text:p text:style-name="P14"/>
      <text:p text:style-name="P14"/>
      <text:p text:style-name="P14"><text:s text:c="2"/>CORBA::ULong idx = 0;</text:p>
      <text:p text:style-name="P14"><text:s text:c="2"/>openbus::services::ServiceOffer so = serviceOfferList[idx];</text:p>
      <text:p text:style-name="P14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4"><text:tab/>scs::core::IComponent* component = serviceOffer.member;</text:p>
      <text:p text:style-name="P14"><text:tab/>CORBA::Object* obj = component-&gt;getFacet("IDL:Hello:1.0");</text:p>
      <text:p text:style-name="P3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3"><text:tab/> <text:span text:style-name="T18">Hello* hello = Hello::_narrow(obj);</text:span></text:p>
      <text:p text:style-name="P3"/>
      <text:p text:style-name="P3"><text:tab/>Daqui em diante o programador estará apto a utilizar o serviç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><text:tab/><text:span text:style-name="T17">2.2.4. Código servidor</text:span></text:p>
      <text:p text:style-name="P3"/>
      <text:p text:style-name="P14">/*</text:p>
      <text:p text:style-name="P14">** OpenBus Demo - Orbix 6.3</text:p>
      <text:p text:style-name="P14">** server.cpp</text:p>
      <text:p text:style-name="P14">*/</text:p>
      <text:p text:style-name="P14"/>
      <text:p text:style-name="P14">#include &lt;fstream&gt;</text:p>
      <text:p text:style-name="P14">#include &lt;iostream&gt;</text:p>
      <text:p text:style-name="P14">#include &lt;omg/orb.hh&gt;</text:p>
      <text:p text:style-name="P14">#include &lt;it_ts/thread.h&gt;</text:p>
      <text:p text:style-name="P14">#include &lt;it_ts/termination_handler.h&gt;</text:p>
      <text:p text:style-name="P14"/>
      <text:p text:style-name="P14">#include &lt;openbus.h&gt;</text:p>
      <text:p text:style-name="P14">#include &lt;scs/core/ComponentBuilderOrbix.h&gt;</text:p>
      <text:p text:style-name="P14"/>
      <text:p text:style-name="P14">#include "stubs/helloS.hh"</text:p>
      <text:p text:style-name="P14"/>
      <text:p text:style-name="P14">using namespace std;</text:p>
      <text:p text:style-name="P14"/>
      <text:p text:style-name="P14">IT_USING_NAMESPACE_STD</text:p>
      <text:p text:style-name="P14"/>
      <text:p text:style-name="P14">openbus::Openbus* bus;</text:p>
      <text:p text:style-name="P14">openbus::services::RegistryService* registryService;</text:p>
      <text:p text:style-name="P14">char* registryId;</text:p>
      <text:p text:style-name="P14"/>
      <text:p text:style-name="P14">class HelloImpl : virtual public POA_Hello {</text:p>
      <text:p text:style-name="P14"><text:s text:c="2"/>private:</text:p>
      <text:p text:style-name="P14"><text:s text:c="4"/>scs::core::ComponentContext* componentContext;</text:p>
      <text:p text:style-name="P14"><text:s text:c="4"/>HelloImpl(scs::core::ComponentContext* componentContext) {</text:p>
      <text:p text:style-name="P14"><text:s text:c="6"/>this-&gt;componentContext = componentContext;</text:p>
      <text:p text:style-name="P14"><text:s text:c="4"/>}</text:p>
      <text:p text:style-name="P14"><text:s text:c="2"/>public:</text:p>
      <text:p text:style-name="P14"><text:s text:c="4"/>static void* instantiate(scs::core::ComponentContext* componentContext) {</text:p>
      <text:p text:style-name="P14"><text:s text:c="6"/>return (void*) new HelloImpl(componentContext);</text:p>
      <text:p text:style-name="P14"><text:s text:c="4"/>}</text:p>
      <text:p text:style-name="P14"><text:s text:c="4"/>void sayHello() IT_THROW_DECL((CORBA::SystemException)) {</text:p>
      <text:p text:style-name="P14"><text:s text:c="6"/>cout &lt;&lt; endl &lt;&lt; "Servant diz: HELLO!" &lt;&lt; endl;</text:p>
      <text:p text:style-name="P14"><text:s text:c="6"/>openbus::Credential_var credential = bus-&gt;getCredentialIntercepted();</text:p>
      <text:p text:style-name="P14"><text:s text:c="6"/>cout &lt;&lt; "Usuario OpenBus que fez a chamada: " &lt;&lt; </text:p>
      <text:p text:style-name="P14"><text:s text:c="8"/>credential-&gt;owner.in() &lt;&lt; endl;</text:p>
      <text:p text:style-name="P14"><text:s text:c="4"/>};</text:p>
      <text:p text:style-name="P14">};</text:p>
      <text:p text:style-name="P14"/>
      <text:p text:style-name="P14">static void myTerminationHandler(long signal) {</text:p>
      <text:p text:style-name="P14"><text:s text:c="2"/>registryService-&gt;unregister(registryId);</text:p>
      <text:p text:style-name="P14"><text:soft-page-break/><text:s text:c="2"/>openbus::Openbus::terminationHandlerCallback(signal)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int main(int argc, char* argv[]) {</text:p>
      <text:p text:style-name="P14"><text:s text:c="2"/>IT_TerminationHandler termination_handler(myTerminationHandler);</text:p>
      <text:p text:style-name="P14"/>
      <text:p text:style-name="P14"><text:s text:c="2"/>bus = new openbus::Openbus(argc, argv);</text:p>
      <text:p text:style-name="P14"/>
      <text:p text:style-name="P14">/* Se o usuário desejar criar o seu próprio ORB/POA:</text:p>
      <text:p text:style-name="P14">* <text:s/>CORBA::ORB* orb = CORBA::ORB_init(argc, argv);</text:p>
      <text:p text:style-name="P14">* <text:s/>CORBA::Object_var poa_obj = orb-&gt;resolve_initial_references("RootPOA");</text:p>
      <text:p text:style-name="P14">* <text:s/>PortableServer::POA* poa = PortableServer::POA::_narrow(poa_obj);</text:p>
      <text:p text:style-name="P14">* <text:s/>PortableServer::POAManager_var poa_manager = poa-&gt;the_POAManager();</text:p>
      <text:p text:style-name="P14">* <text:s/>poa_manager-&gt;activate();</text:p>
      <text:p text:style-name="P14">*</text:p>
      <text:p text:style-name="P14">* <text:s/>bus-&gt;init(orb, poa);</text:p>
      <text:p text:style-name="P14">*/</text:p>
      <text:p text:style-name="P14"><text:s text:c="2"/>bus-&gt;init()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openbus::COMMUNICATION_FAILURE&amp; e) {</text:p>
      <text:p text:style-name="P14"><text:s text:c="4"/>cout &lt;&lt; "** Não foi possível se conectar ao barramento. **" &lt;&lt; endl \</text:p>
      <text:p text:style-name="P14"><text:s text:c="9"/>&lt;&lt; "* Falha na comunicaçã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ão foi possível se conectar ao barramento. **" &lt;&lt; endl \</text:p>
      <text:p text:style-name="P14"><text:s text:c="9"/>&lt;&lt; "* Par usuário/senha inválido. *" &lt;&lt; endl;</text:p>
      <text:p text:style-name="P14"><text:s text:c="4"/>exit(-1);</text:p>
      <text:p text:style-name="P14"><text:s text:c="2"/>}</text:p>
      <text:p text:style-name="P14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one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Hello:1.0";</text:p>
      <text:p text:style-name="P14"><text:s text:c="2"/>helloDesc.instantiator = HelloImpl::instantiate;</text:p>
      <text:p text:style-name="P14"><text:soft-page-break/><text:s text:c="2"/>extFacets.push_back(helloDesc);</text:p>
      <text:p text:style-name="P14"><text:s text:c="2"/>scs::core::ComponentContext* componentContext = </text:p>
      <text:p text:style-name="P14"><text:s text:c="4"/>componentBuilder-&gt;newFullComponent(extFacets, componentId);</text:p>
      <text:p text:style-name="P14"/>
      <text:p text:style-name="P14">/* Definição de uma lista de propriedades que caracteriza o serviço de interesse.</text:p>
      <text:list text:style-name="L8">
        <text:list-header>
          <text:p text:style-name="P36">O trabalho de criação da lista e facilitado pelo uso da classe PropertyListHelper.</text:p>
        </text:list-header>
      </text:list>
      <text:p text:style-name="P14">*/</text:p>
      <text:p text:style-name="P14"><text:s text:c="2"/>openbus::services::PropertyListHelper* propertyListHelper = </text:p>
      <text:p text:style-name="P14"><text:s text:c="4"/>new openbus::services::PropertyListHelper();</text:p>
      <text:p text:style-name="P14"><text:s text:c="2"/>propertyListHelper-&gt;add("facet", "IHello");</text:p>
      <text:p text:style-name="P14"/>
      <text:p text:style-name="P14"/>
      <text:p text:style-name="P14">/* Criação de uma *oferta de serviço*. */</text:p>
      <text:p text:style-name="P14"><text:s text:c="2"/>openbus::services::ServiceOffer serviceOffer;</text:p>
      <text:p text:style-name="P14"><text:s text:c="2"/>serviceOffer.properties = propertyListHelper-&gt;getPropertyList();</text:p>
      <text:p text:style-name="P14"><text:s text:c="2"/>serviceOffer.member = componentContext-&gt;getIComponent();</text:p>
      <text:p text:style-name="P14">/* Registro do serviço no barramento. */</text:p>
      <text:p text:style-name="P14"><text:s text:c="2"/>registryService-&gt;Register(serviceOffer, registryId);</text:p>
      <text:p text:style-name="P14"><text:s text:c="2"/>cout &lt;&lt; "\n\nServiço HELLO registrado no OpenBus..." &lt;&lt; endl;</text:p>
      <text:p text:style-name="P14"/>
      <text:p text:style-name="P14"><text:s text:c="2"/>bus-&gt;run();</text:p>
      <text:p text:style-name="P14"/>
      <text:p text:style-name="P14"><text:s text:c="2"/>return 0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tab/><text:span text:style-name="T17">2.2.5. Código cliente</text:span></text:p>
      <text:p text:style-name="P14">/*</text:p>
      <text:p text:style-name="P14">** OpenBus Demo - Orbix 6.3</text:p>
      <text:p text:style-name="P14">** client.cpp</text:p>
      <text:p text:style-name="P14">*/</text:p>
      <text:p text:style-name="P14"/>
      <text:p text:style-name="P14">#include &lt;fstream&gt;</text:p>
      <text:p text:style-name="P14">#include &lt;iostream&gt;</text:p>
      <text:p text:style-name="P14"/>
      <text:p text:style-name="P14">#include "stubs/hello.hh"</text:p>
      <text:p text:style-name="P14">#include &lt;openbus.h&gt;</text:p>
      <text:p text:style-name="P14"/>
      <text:p text:style-name="P14">using namespace std;</text:p>
      <text:p text:style-name="P14"/>
      <text:p text:style-name="P14">int main(int argc, char* argv[]) {</text:p>
      <text:p text:style-name="P14"><text:s text:c="2"/>openbus::Openbus* bus;</text:p>
      <text:p text:style-name="P14"><text:s text:c="2"/>openbus::services::RegistryService* registryService;</text:p>
      <text:p text:style-name="P14"/>
      <text:p text:style-name="P14"><text:s text:c="2"/>bus = new openbus::Openbus(argc, argv);</text:p>
      <text:p text:style-name="P14"/>
      <text:p text:style-name="P14">/* Se o usuário desejar criar o seu próprio ORB/POA:</text:p>
      <text:p text:style-name="P14">* <text:s/>CORBA::ORB* orb = CORBA::ORB_init(argc, argv);</text:p>
      <text:p text:style-name="P14">* <text:s/>CORBA::Object_var poa_obj = orb-&gt;resolve_initial_references("RootPOA");</text:p>
      <text:p text:style-name="P14">* <text:s/>PortableServer::POA* poa = PortableServer::POA::_narrow(poa_obj);</text:p>
      <text:p text:style-name="P14">* <text:s/>PortableServer::POAManager_var poa_manager = poa-&gt;the_POAManager();</text:p>
      <text:p text:style-name="P14">* <text:s/>poa_manager-&gt;activate();</text:p>
      <text:p text:style-name="P14">*</text:p>
      <text:p text:style-name="P14">* <text:s/>bus-&gt;init(orb, poa);</text:p>
      <text:p text:style-name="P14">*/</text:p>
      <text:p text:style-name="P14"><text:s text:c="2"/>bus-&gt;init()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openbus::COMMUNICATION_FAILURE&amp; e) {</text:p>
      <text:p text:style-name="P14"><text:s text:c="4"/>cout &lt;&lt; "** Nao foi possivel se conectar ao barramento. **" &lt;&lt; endl \</text:p>
      <text:p text:style-name="P14"><text:s text:c="9"/>&lt;&lt; "* Falha na comunicaca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ao foi possivel se conectar ao barramento. **" &lt;&lt; endl \</text:p>
      <text:p text:style-name="P14"><text:s text:c="9"/>&lt;&lt; "* Par usuario/senha inválido. *" &lt;&lt; endl;</text:p>
      <text:p text:style-name="P14"><text:s text:c="4"/>exit(-1);</text:p>
      <text:p text:style-name="P14"><text:s text:c="2"/>}</text:p>
      <text:p text:style-name="P14"/>
      <text:p text:style-name="P14">/* Define uma lista de propriedades que caracteriza o serviço de interesse.</text:p>
      <text:p text:style-name="P14">* <text:s/>O trabalho de criação da lista é facilitado pelo uso da classe PropertyListHelper.</text:p>
      <text:p text:style-name="P14">*/</text:p>
      <text:p text:style-name="P14"><text:s text:c="2"/>openbus::services::PropertyListHelper* propertiesHelper = </text:p>
      <text:p text:style-name="P14"><text:s text:c="4"/>new openbus::services::PropertyListHelper();</text:p>
      <text:p text:style-name="P14"><text:s text:c="2"/>propertiesHelper-&gt;add("facet", "IHello")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/* Busca no barramento o serviço desejado.</text:p>
      <text:p text:style-name="P14">* <text:s/>Uma lista de *ofertas de serviço* é retornada para o usuário.</text:p>
      <text:p text:style-name="P14">* <text:s/>OBS.: Neste demo somente há uma oferta de serviço.</text:p>
      <text:p text:style-name="P14">*/</text:p>
      <text:p text:style-name="P14"><text:s text:c="2"/>openbus::services::ServiceOfferList_var serviceOfferList = </text:p>
      <text:p text:style-name="P14"><text:s text:c="4"/>registryService-&gt;find(propertiesHelper-&gt;getPropertyList());</text:p>
      <text:p text:style-name="P14"/>
      <text:p text:style-name="P14"><text:s text:c="2"/>CORBA::ULong idx = 0;</text:p>
      <text:p text:style-name="P14"><text:s text:c="2"/>openbus::services::ServiceOffer serviceOffer = serviceOfferList[idx];</text:p>
      <text:p text:style-name="P14"/>
      <text:p text:style-name="P14"><text:s text:c="2"/>scs::core::IComponent* component = serviceOffer.member;</text:p>
      <text:p text:style-name="P14"><text:s text:c="2"/>CORBA::Object* obj = component-&gt;getFacet("IDL:Hello:1.0");</text:p>
      <text:p text:style-name="P14"><text:s text:c="2"/>Hello* hello = Hello::_narrow(obj);</text:p>
      <text:p text:style-name="P14"><text:s text:c="2"/>hello-&gt;sayHello();</text:p>
      <text:p text:style-name="P14"/>
      <text:p text:style-name="P14"><text:s text:c="2"/>bus-&gt;disconnect();</text:p>
      <text:p text:style-name="P14"/>
      <text:p text:style-name="P14"><text:s text:c="2"/>return 0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creator>Ricardo Cosme</dc:creator>
    <dc:date>2009-06-08T20:16:55</dc:date>
    <meta:editing-cycles>246</meta:editing-cycles>
    <meta:editing-duration>P1DT9H16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362" meta:word-count="2615" meta:character-count="19945"/>
  </office:meta>
</office:document-meta>
</file>